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960212527510870657"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9032500561835313294"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244830128167683720"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681523195810182080"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616242612571492500"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987917266784840537"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509935510311140105"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7037801977470680290"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7484614" text:continue-list="list4509935510311140105"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061205360244159512"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493023"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481453"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7478530"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7475768"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482340"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136050828702434058"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2573946232536206262"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272087952185085094" text:style-name="L12">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11T17:25:08.63</dc:date>
    <dc:creator>James Lombardi</dc:creator>
    <meta:editing-duration>P10DT19H54M</meta:editing-duration>
    <meta:editing-cycles>953</meta:editing-cycles>
    <meta:generator>OpenOffice/4.1.2$Win32 OpenOffice.org_project/412m3$Build-9782</meta:generator>
    <meta:document-statistic meta:table-count="0" meta:image-count="9" meta:object-count="0" meta:page-count="106" meta:paragraph-count="2945" meta:word-count="32526" meta:character-count="166318"/>
  </office:meta>
</office:document-meta>
</file>